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36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1.804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1.804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d server" draw:style-name="dp1" draw:master-page-name="Default">
        <office:forms form:automatic-focus="false" form:apply-design-mode="false"/>
        <draw:custom-shape draw:style-name="gr1" draw:text-style-name="P2" draw:layer="layout" svg:width="9.366cm" svg:height="7.527cm" svg:x="7.408cm" svg:y="4.908cm">
          <text:p text:style-name="P1"><text:span text:style-name="T1">netconfd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477cm" svg:height="2.62cm" svg:x="18.986cm" svg:y="7.144cm">
          <text:p text:style-name="P1"><text:span text:style-name="T1">NETCONF</text:span><text:span text:style-name="T1"><text:line-break/></text:span><text:span text:style-name="T1">Client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068cm" svg:height="1.441cm" svg:x="2.662cm" svg:y="6.55cm">
          <text:p text:style-name="P1"><text:span text:style-name="T2">&lt;startup&gt;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94cm" svg:height="1.488cm" svg:x="2.79cm" svg:y="8.7cm">
          <text:p text:style-name="P1"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3.513cm" svg:height="2.069cm" svg:x="8.012cm" svg:y="9.922cm">
          <text:p text:style-name="P1"><text:span text:style-name="T2">operation</text:span><text:span text:style-name="T2"><text:line-break/></text:span><text:span text:style-name="T2">handler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3.12cm" svg:height="2.037cm" svg:x="8.309cm" svg:y="6.621cm">
          <text:p text:style-name="P1"><text:span text:style-name="T2">user</text:span><text:span text:style-name="T2"><text:line-break/></text:span><text:span text:style-name="T2">callback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7" draw:layer="layout" svg:x1="5.802cm" svg:y1="7.346cm" svg:x2="7.302cm" svg:y2="7.355cm">
          <text:p/>
        </draw:line>
        <draw:line draw:style-name="gr8" draw:layer="layout" svg:x1="5.735cm" svg:y1="9.359cm" svg:x2="7.342cm" svg:y2="9.354cm">
          <text:p/>
        </draw:line>
        <draw:frame draw:style-name="gr9" draw:layer="layout" svg:width="10.002cm" svg:height="1.267cm" svg:x="7.723cm" svg:y="3.456cm">
          <draw:text-box>
            <text:p>netconfd NETCONF Server</text:p>
          </draw:text-box>
        </draw:frame>
        <draw:custom-shape draw:style-name="gr10" draw:text-style-name="P3" draw:layer="layout" svg:width="3.164cm" svg:height="2.325cm" svg:x="12.991cm" svg:y="9.666cm">
          <text:p text:style-name="P1"><text:span text:style-name="T2">data</text:span><text:span text:style-name="T2"><text:line-break/></text:span><text:span text:style-name="T2">interpreter</text:span></text:p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1.667cm" svg:height="0.952cm" svg:x="17.277cm" svg:y="14.9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layer="layout" svg:x1="9.895cm" svg:y1="8.625cm" svg:x2="9.894cm" svg:y2="9.931cm">
          <text:p/>
        </draw:line>
        <draw:custom-shape draw:style-name="gr13" draw:text-style-name="P2" draw:layer="layout" svg:width="6.561cm" svg:height="2.064cm" svg:x="10.398cm" svg:y="14.392cm">
          <text:p text:style-name="P1"><text:span text:style-name="T1">netconf-subsystem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362cm" svg:height="2.064cm" svg:x="19.235cm" svg:y="14.313cm">
          <text:p text:style-name="P1"><text:span text:style-name="T1">sshd</text:span></text:p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1.216cm" svg:height="3.915cm" svg:x="20.135cm" svg:y="10.0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952cm" svg:height="1.693cm" svg:x="14.024cm" svg:y="12.5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layout" svg:width="3.068cm" svg:height="1.441cm" svg:x="12.927cm" svg:y="6.683cm">
          <text:p text:style-name="P1"><text:span text:style-name="T2">databases</text:span></text:p>
          <draw:enhanced-geometry svg:viewBox="0 0 21600 21600" draw:type="mso-spt202" draw:enhanced-path="M 0 0 L 21600 0 21600 21600 0 21600 0 0 Z N"/>
        </draw:custom-shape>
        <draw:line draw:style-name="gr7" draw:layer="layout" svg:x1="11.649cm" svg:y1="10.919cm" svg:x2="12.911cm" svg:y2="10.927cm">
          <text:p/>
        </draw:line>
        <draw:line draw:style-name="gr8" draw:layer="layout" svg:x1="11.543cm" svg:y1="7.427cm" svg:x2="12.838cm" svg:y2="7.434cm">
          <text:p/>
        </draw:line>
        <draw:line draw:style-name="gr8" draw:layer="layout" svg:x1="10.743cm" svg:y1="9.795cm" svg:x2="12.745cm" svg:y2="8.291cm">
          <text:p/>
        </draw:lin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3-27T11:29:20</dc:date>
    <meta:print-date>2000-12-09T21:37:10</meta:print-date>
    <meta:editing-cycles>611</meta:editing-cycles>
    <meta:editing-duration>PT202H20M03S</meta:editing-duration>
    <meta:generator>OpenOffice.org/3.1$Unix OpenOffice.org_project/310m19$Build-9420</meta:generator>
    <dc:creator>Andy Bierman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